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2.0154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vehicle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uom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0.215" calcext:value-type="float">
            <text:p>0.215</text:p>
          </table:table-cell>
          <table:table-cell office:value-type="float" office:value="16.5" calcext:value-type="float">
            <text:p>16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0.478" calcext:value-type="float">
            <text:p>0.478</text:p>
          </table:table-cell>
          <table:table-cell office:value-type="float" office:value="2.55" calcext:value-type="float">
            <text:p>2.5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 office:value-type="string" calcext:value-type="string">
            <text:p>min_gap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 office:value-type="string" calcext:value-type="string">
            <text:p>accel</text:p>
          </table:table-cell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table:style-name="ce6" table:formula="of:=(1/3.6)^2" office:value-type="float" office:value="0.0771604938271605" calcext:value-type="float">
            <text:p>0.077160493827161</text:p>
          </table:table-cell>
          <table:table-cell office:value-type="string" calcext:value-type="string">
            <text:p>m/s^2</text:p>
          </table:table-cell>
          <table:table-cell table:style-name="ce6" office:value-type="string" calcext:value-type="string">
            <text:p>(m/s^2) by (1km/h^2)</text:p>
          </table:table-cell>
        </table:table-row>
        <table:table-row table:style-name="ro1">
          <table:table-cell office:value-type="string" calcext:value-type="string">
            <text:p>dece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6" table:formula="of:=(1/3.6)^2" office:value-type="float" office:value="0.0771604938271605" calcext:value-type="float">
            <text:p>0.077160493827161</text:p>
          </table:table-cell>
          <table:table-cell office:value-type="string" calcext:value-type="string">
            <text:p>m/s^2</text:p>
          </table:table-cell>
          <table:table-cell table:style-name="ce6" office:value-type="string" calcext:value-type="string">
            <text:p>(m/s^2) by (1km/h^2)</text:p>
          </table:table-cell>
        </table:table-row>
        <table:table-row table:style-name="ro1">
          <table:table-cell office:value-type="string" calcext:value-type="string">
            <text:p>max_speed</text:p>
          </table:table-cell>
          <table:table-cell office:value-type="float" office:value="5.4" calcext:value-type="float">
            <text:p>5.4</text:p>
          </table:table-cell>
          <table:table-cell office:value-type="float" office:value="100" calcext:value-type="float">
            <text:p>100</text:p>
          </table:table-cell>
          <table:table-cell table:formula="of:=5/3.6" office:value-type="float" office:value="1.38888888888889" calcext:value-type="float">
            <text:p>1.38888888888889</text:p>
          </table:table-cell>
          <table:table-cell office:value-type="string" calcext:value-type="string">
            <text:p>m/s</text:p>
          </table:table-cell>
          <table:table-cell table:style-name="ce6" office:value-type="string" calcext:value-type="string">
            <text:p>(m/s) by (1 kmh)</text:p>
          </table:table-cell>
        </table:table-row>
      </table:table>
      <table:table table:name="traffic signal" table:style-name="ta1">
        <table:table-column table:style-name="co1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om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reen to Yellow phase duration.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llow to Red phase duration.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ed to Green phase duration.</text:p>
          </table:table-cell>
        </table:table-row>
      </table:table>
      <table:table table:name="stats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Veh Features</text:p>
          </table:table-cell>
          <table:table-cell table:style-name="ce3" office:value-type="string" calcext:value-type="string">
            <text:p>combinations</text:p>
          </table:table-cell>
          <table:table-cell/>
          <table:table-cell table:style-name="ce3" office:value-type="string" calcext:value-type="string">
            <text:p>TL Features</text:p>
          </table:table-cell>
          <table:table-cell table:style-name="ce3" office:value-type="string" calcext:value-type="string">
            <text:p>Combinations</text:p>
          </table:table-cell>
          <table:table-cell/>
        </table:table-row>
        <table:table-row table:style-name="ro1">
          <table:table-cell table:formula="of:=[$vehicle.A2]" office:value-type="string" office:string-value="length" calcext:value-type="string">
            <text:p>length</text:p>
          </table:table-cell>
          <table:table-cell table:formula="of:=ROUNDUP(([$vehicle.C2]-[$vehicle.B2])/[$vehicle.D2])" office:value-type="float" office:value="66" calcext:value-type="float">
            <text:p>66</text:p>
          </table:table-cell>
          <table:table-cell/>
          <table:table-cell table:formula="of:=[$'traffic signal'.A2]" office:value-type="string" office:string-value="G" calcext:value-type="string">
            <text:p>G</text:p>
          </table:table-cell>
          <table:table-cell table:formula="of:=ROUNDUP(([$'traffic signal'.C2]-[$'traffic signal'.B2])/[$'traffic signal'.D2])" office:value-type="float" office:value="29" calcext:value-type="float">
            <text:p>29</text:p>
          </table:table-cell>
          <table:table-cell/>
        </table:table-row>
        <table:table-row table:style-name="ro1">
          <table:table-cell table:formula="of:=[$vehicle.A3]" office:value-type="string" office:string-value="width" calcext:value-type="string">
            <text:p>width</text:p>
          </table:table-cell>
          <table:table-cell table:formula="of:=ROUNDUP(([$vehicle.C3]-[$vehicle.B3])/[$vehicle.D3])" office:value-type="float" office:value="9" calcext:value-type="float">
            <text:p>9</text:p>
          </table:table-cell>
          <table:table-cell/>
          <table:table-cell table:formula="of:=[$'traffic signal'.A3]" office:value-type="string" office:string-value="Y" calcext:value-type="string">
            <text:p>Y</text:p>
          </table:table-cell>
          <table:table-cell table:formula="of:=ROUNDUP(([$'traffic signal'.C3]-[$'traffic signal'.B3])/[$'traffic signal'.D3])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$vehicle.A4]" office:value-type="string" office:string-value="min_gap" calcext:value-type="string">
            <text:p>min_gap</text:p>
          </table:table-cell>
          <table:table-cell table:formula="of:=ROUNDUP(([$vehicle.C4]-[$vehicle.B4])/[$vehicle.D4])" office:value-type="float" office:value="9" calcext:value-type="float">
            <text:p>9</text:p>
          </table:table-cell>
          <table:table-cell/>
          <table:table-cell table:formula="of:=[$'traffic signal'.A4]" office:value-type="string" office:string-value="R" calcext:value-type="string">
            <text:p>R</text:p>
          </table:table-cell>
          <table:table-cell table:formula="of:=ROUNDUP(([$'traffic signal'.C4]-[$'traffic signal'.B4])/[$'traffic signal'.D4])" office:value-type="float" office:value="29" calcext:value-type="float">
            <text:p>29</text:p>
          </table:table-cell>
          <table:table-cell/>
        </table:table-row>
        <table:table-row table:style-name="ro3">
          <table:table-cell table:formula="of:=[$vehicle.A5]" office:value-type="string" office:string-value="accel" calcext:value-type="string">
            <text:p>accel</text:p>
          </table:table-cell>
          <table:table-cell table:formula="of:=ROUNDUP(([$vehicle.C5]-[$vehicle.B5])/[$vehicle.D5])" office:value-type="float" office:value="64" calcext:value-type="float">
            <text:p>64</text:p>
          </table:table-cell>
          <table:table-cell/>
          <table:table-cell table:style-name="ce4" office:value-type="string" calcext:value-type="string">
            <text:p>Total</text:p>
          </table:table-cell>
          <table:table-cell table:formula="of:=PRODUCT([.E2:.E4])" office:value-type="float" office:value="8410" calcext:value-type="float">
            <text:p>8410</text:p>
          </table:table-cell>
          <table:table-cell table:style-name="ce6"/>
        </table:table-row>
        <table:table-row table:style-name="ro4">
          <table:table-cell table:formula="of:=[$vehicle.A6]" office:value-type="string" office:string-value="decel" calcext:value-type="string">
            <text:p>decel</text:p>
          </table:table-cell>
          <table:table-cell table:formula="of:=ROUNDUP(([$vehicle.C6]-[$vehicle.B6])/[$vehicle.D6])" office:value-type="float" office:value="104" calcext:value-type="float">
            <text:p>104</text:p>
          </table:table-cell>
          <table:table-cell table:number-columns-repeated="3"/>
          <table:table-cell table:style-name="ce6"/>
        </table:table-row>
        <table:table-row table:style-name="ro5">
          <table:table-cell table:formula="of:=[$vehicle.A7]" office:value-type="string" office:string-value="max_speed" calcext:value-type="string">
            <text:p>max_speed</text:p>
          </table:table-cell>
          <table:table-cell table:style-name="ce5" table:formula="of:=ROUNDUP(([$vehicle.C7]-[$vehicle.B7])/[$vehicle.D7])" office:value-type="float" office:value="69" calcext:value-type="float">
            <text:p>69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4" office:value-type="string" calcext:value-type="string">
            <text:p>x10 Avs</text:p>
          </table:table-cell>
          <table:table-cell table:formula="of:=PRODUCT([.B2:.B7])^10" office:value-type="float" office:value="7.960009469772E+093" calcext:value-type="float">
            <text:p>7.960009469772E+09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4" office:value-type="string" calcext:value-type="string">
            <text:p>ALL</text:p>
          </table:table-cell>
          <table:table-cell table:formula="of:=[.B8]*[.E5]" office:value-type="float" office:value="6.69436796407825E+097" calcext:value-type="float">
            <text:p>6.69436796407825E+09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/00/0000</text:date>, <text:time style:data-style-name="N2" text:time-value="12:26:44.754639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6T13:51:09.497767841</meta:creation-date>
    <dc:date>2022-09-27T12:27:21.337327242</dc:date>
    <meta:editing-duration>PT1H47M30S</meta:editing-duration>
    <meta:editing-cycles>7</meta:editing-cycles>
    <meta:generator>LibreOffice/6.4.7.2$Linux_X86_64 LibreOffice_project/40$Build-2</meta:generator>
    <meta:document-statistic meta:table-count="3" meta:cell-count="95" meta:object-count="0"/>
  </office:meta>
</office:document-meta>
</file>